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DB4000009B0E9D3C5EB723FC674.jpg" manifest:media-type="image/jpeg"/>
  <manifest:file-entry manifest:full-path="Pictures/1000000000000DB4000009B0F0038987408301B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Helvetica Neue" svg:font-family="'Helvetica Neu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127cm" fo:padding-right="0.127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127cm" fo:padding-right="0.127cm" fo:wrap-option="no-wrap" draw:shadow-color="#808080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87cm"/>
    </style:style>
    <style:style style:name="gr4" style:family="graphic">
      <style:graphic-properties style:protect="size"/>
    </style:style>
    <style:style style:name="pr1" style:family="presentation" style:parent-style-name="Title1-notes">
      <style:graphic-properties draw:fill-color="#ffffff" fo:min-height="11.43cm"/>
    </style:style>
    <style:style style:name="pr2" style:family="presentation" style:parent-style-name="Default-title">
      <style:graphic-properties fo:min-height="3.212cm"/>
    </style:style>
    <style:style style:name="pr3" style:family="presentation" style:parent-style-name="Default-subtitle">
      <style:graphic-properties draw:fill-color="#ffffff" draw:textarea-vertical-align="top" fo:min-height="12.607cm"/>
    </style:style>
    <style:style style:name="pr4" style:family="presentation" style:parent-style-name="Default-notes">
      <style:graphic-properties draw:fill-color="#ffffff" fo:min-height="11.43cm"/>
    </style:style>
    <style:style style:name="pr5" style:family="presentation" style:parent-style-name="Default-subtitle">
      <style:graphic-properties draw:fill-color="#ffffff" fo:min-height="12.607cm"/>
    </style:style>
    <style:style style:name="P1" style:family="paragraph">
      <style:paragraph-properties fo:margin-left="0cm" fo:margin-right="0cm" fo:text-indent="0cm" style:line-break="strict"/>
    </style:style>
    <style:style style:name="P2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</style:style>
    <style:style style:name="P3" style:family="paragraph">
      <style:text-properties fo:font-size="18pt" style:font-size-asian="18pt" style:font-size-complex="18pt"/>
    </style:style>
    <style:style style:name="P4" style:family="paragraph">
      <loext:graphic-properties draw:fill="none" draw:fill-color="#ffffff"/>
      <style:text-properties fo:font-size="18pt" style:font-size-asian="18pt" style:font-size-complex="18pt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</style:style>
    <style:style style:name="T1" style:family="text">
      <style:text-properties fo:font-size="32pt" fo:language="en" fo:country="US" style:font-size-asian="32pt" style:language-asian="en" style:country-asian="US" style:font-size-complex="32pt" style:language-complex="en" style:country-complex="US"/>
    </style:style>
    <style:style style:name="T2" style:family="text">
      <style:text-properties fo:color="#808080" fo:font-size="16pt" fo:language="en" fo:country="US" style:font-size-asian="16pt" style:language-asian="en" style:country-asian="US" style:font-size-complex="16pt" style:language-complex="en" style:country-complex="US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32pt" fo:font-weight="normal" style:font-size-asian="32pt" style:font-weight-asian="normal" style:font-size-complex="32pt" style:font-weight-complex="normal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32pt" style:font-size-asian="32pt" style:font-size-complex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446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897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343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794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794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794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794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794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794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itle1" presentation:use-date-time-name="dtd1">
        <draw:custom-shape draw:name="Rectangle 1" draw:style-name="gr1" draw:text-style-name="P2" draw:layer="layout" svg:width="11.099cm" svg:height="1.615cm" svg:x="2.117cm" svg:y="10.16cm">
          <text:list text:style-name="L1">
            <text:list-header>
              <text:p text:style-name="P1"><text:span text:style-name="T1">AspectJ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" draw:style-name="gr2" draw:text-style-name="P2" draw:layer="layout" svg:width="3.075cm" svg:height="0.937cm" svg:x="2.186cm" svg:y="15.748cm">
          <text:list text:style-name="L2">
            <text:list-header>
              <text:p text:style-name="P1"><text:span text:style-name="T2">10.05.2017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7.272cm" svg:height="2.537cm" svg:x="2.032cm" svg:y="12.957cm">
          <draw:text-box>
            <text:p text:style-name="P3"><text:span text:style-name="T3">Robert Cebula </text:span></text:p>
            <text:p text:style-name="P3"><text:span text:style-name="T3">Grzegorz Ryniak</text:span></text:p>
          </draw:text-box>
        </draw:frame>
        <presentation:notes draw:style-name="dp2">
          <draw:page-thumbnail draw:style-name="gr4" draw:layer="layout" svg:width="12.7cm" svg:height="9.525cm" svg:x="3.175cm" svg:y="1.904cm" draw:page-number="1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date-time-name="dtd1">
        <draw:custom-shape draw:name="Prostokąt 2" draw:style-name="gr1" draw:text-style-name="P2" draw:layer="layout" svg:width="5.001cm" svg:height="1.2cm" svg:x="1.834cm" svg:y="19.094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list text:style-name="L1">
            <text:list-header>
              <text:p text:style-name="P1"/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26cm" svg:y="1.865cm" presentation:class="title">
          <draw:text-box>
            <text:p>Plan</text:p>
          </draw:text-box>
        </draw:frame>
        <draw:frame presentation:style-name="pr3" draw:text-style-name="P7" draw:layer="layout" svg:width="25.237cm" svg:height="13.26cm" svg:x="2.226cm" svg:y="4.919cm" presentation:class="subtitle" presentation:user-transformed="true">
          <draw:text-box>
            <text:p text:style-name="P6"><text:span text:style-name="T4"><text:s text:c="2"/></text:span><text:span text:style-name="T4">Robert:</text:span></text:p>
            <text:list text:style-name="L4">
              <text:list-item>
                <text:p text:style-name="P6"><text:span text:style-name="T5">wprowadzenie</text:span></text:p>
              </text:list-item>
              <text:list-item>
                <text:p text:style-name="P6"><text:span text:style-name="T5">punkty złączeń (ang. Joinpoints)</text:span></text:p>
              </text:list-item>
              <text:list-item>
                <text:p text:style-name="P6"><text:span text:style-name="T5">punkty przecięcia (ang. Pointcuts)</text:span></text:p>
                <text:p text:style-name="P6"><text:span text:style-name="T5"/></text:p>
                <text:p text:style-name="P6"><text:span text:style-name="T6">Grzegorz:</text:span></text:p>
              </text:list-item>
              <text:list-item>
                <text:p text:style-name="P6"><text:span text:style-name="T5">rady (ang. Advices)</text:span></text:p>
              </text:list-item>
              <text:list-item>
                <text:p text:style-name="P6"><text:span text:style-name="T5">aspekty (ang. Aspects)</text:span></text:p>
              </text:list-item>
              <text:list-item>
                <text:p text:style-name="P6"><text:span text:style-name="T5">kompletne przykłady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2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date-time-name="dtd1">
        <draw:custom-shape draw:name="Prostokąt 2" draw:style-name="gr1" draw:text-style-name="P2" draw:layer="layout" svg:width="5.001cm" svg:height="1.2cm" svg:x="1.834cm" svg:y="19.094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26cm" svg:y="1.865cm" presentation:class="title">
          <draw:text-box>
            <text:p>AspectJ</text:p>
          </draw:text-box>
        </draw:frame>
        <draw:frame presentation:style-name="pr5" draw:text-style-name="P5" draw:layer="layout" svg:width="25.237cm" svg:height="12.607cm" svg:x="2.226cm" svg:y="6.067cm" presentation:class="subtitle" presentation:placeholder="true">
          <draw:text-box/>
        </draw:frame>
        <presentation:notes draw:style-name="dp2">
          <draw:page-thumbnail draw:style-name="gr4" draw:layer="layout" svg:width="12.7cm" svg:height="9.525cm" svg:x="3.175cm" svg:y="1.904cm" draw:page-number="3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use-date-time-name="dtd1">
        <draw:custom-shape draw:name="Prostokąt 2" draw:style-name="gr1" draw:text-style-name="P2" draw:layer="layout" svg:width="5.001cm" svg:height="1.2cm" svg:x="1.834cm" svg:y="19.094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4cm" draw:page-number="4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Helvetica Neue" svg:font-family="'Helvetica Neu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_20_1" draw:display-name="Bitmap 1" xlink:href="Pictures/1000000000000DB4000009B0F0038987408301B1.jpg" xlink:type="simple" xlink:show="embed" xlink:actuate="onLoad"/>
    <draw:fill-image draw:name="Bitmap_20_2" draw:display-name="Bitmap 2" xlink:href="Pictures/1000000000000DB4000009B0E9D3C5EB723FC674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45cm" fo:padding-bottom="0.145cm" fo:padding-left="0.145cm" fo:padding-right="0.14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 text:min-label-width="-0.635cm" text:min-label-distance="0.635cm"/>
            <style:text-properties style:font-name="Helvetica Neue" fo:color="#000000" fo:font-size="100%"/>
          </text:list-level-style-bullet>
          <text:list-level-style-bullet text:level="3" text:bullet-char="•">
            <style:list-level-properties text:space-before="1.27cm" text:min-label-width="-1.27cm" text:min-label-distance="1.27cm"/>
            <style:text-properties style:font-name="Helvetica Neue" fo:color="#000000" fo:font-size="100%"/>
          </text:list-level-style-bullet>
          <text:list-level-style-bullet text:level="4" text:bullet-char="•">
            <style:list-level-properties text:space-before="1.905cm" text:min-label-width="-1.905cm" text:min-label-distance="1.905cm"/>
            <style:text-properties style:font-name="Helvetica Neue" fo:color="#000000" fo:font-size="100%"/>
          </text:list-level-style-bullet>
          <text:list-level-style-bullet text:level="5" text:bullet-char="•">
            <style:list-level-properties text:space-before="2.54cm" text:min-label-width="-2.54cm" text:min-label-distance="2.54cm"/>
            <style:text-properties style:font-name="Helvetica Neue" fo:color="#000000" fo:font-size="100%"/>
          </text:list-level-style-bullet>
          <text:list-level-style-bullet text:level="6" text:bullet-char="•">
            <style:list-level-properties text:space-before="2.54cm" text:min-label-width="-2.54cm" text:min-label-distance="2.54cm"/>
            <style:text-properties style:font-name="Helvetica Neue" fo:color="#000000" fo:font-size="100%"/>
          </text:list-level-style-bullet>
          <text:list-level-style-bullet text:level="7" text:bullet-char="•">
            <style:list-level-properties text:space-before="2.54cm" text:min-label-width="-2.54cm" text:min-label-distance="2.54cm"/>
            <style:text-properties style:font-name="Helvetica Neue" fo:color="#000000" fo:font-size="100%"/>
          </text:list-level-style-bullet>
          <text:list-level-style-bullet text:level="8" text:bullet-char="•">
            <style:list-level-properties text:space-before="2.54cm" text:min-label-width="-2.54cm" text:min-label-distance="2.54cm"/>
            <style:text-properties style:font-name="Helvetica Neue" fo:color="#000000" fo:font-size="100%"/>
          </text:list-level-style-bullet>
          <text:list-level-style-bullet text:level="9" text:bullet-char="•">
            <style:list-level-properties text:space-before="2.54cm" text:min-label-width="-2.54cm" text:min-label-distance="2.54cm"/>
            <style:text-properties style:font-name="Helvetica Neue" fo:color="#000000" fo:font-size="100%"/>
          </text:list-level-style-bullet>
          <text:list-level-style-bullet text:level="10" text:bullet-char="•">
            <style:list-level-properties text:space-before="2.54cm" text:min-label-width="-2.54cm" text:min-label-distance="2.54cm"/>
            <style:text-properties style:font-name="Helvetica Neu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pitch="variable" fo:font-size="18pt" fo:font-style="normal" fo:text-shadow="none" style:text-underline-style="none" fo:font-weight="normal" fo:background-color="transparent" style:font-name-asian="Helvetica Neue" style:font-family-asian="'Helvetica Neue'" style:font-pitch-asian="variable" style:font-size-asian="18pt" style:font-style-asian="normal" style:font-weight-asian="normal" style:font-name-complex="Helvetica Neue" style:font-family-complex="'Helvetica Neue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45cm" fo:padding-bottom="0.145cm" fo:padding-left="0.145cm" fo:padding-right="0.145cm">
        <text:list-style style:name="Default-outline1">
          <text:list-level-style-bullet text:level="1" text:bullet-char="»">
            <style:list-level-properties text:min-label-width="1.084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446cm" text:min-label-width="1.01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97cm" text:min-label-width="0.96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343cm" text:min-label-width="1.13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12cm"/>
          <style:tab-stop style:position="4.709cm"/>
          <style:tab-stop style:position="7.606cm"/>
          <style:tab-stop style:position="10.503cm"/>
          <style:tab-stop style:position="13.401cm"/>
          <style:tab-stop style:position="16.298cm"/>
          <style:tab-stop style:position="19.195cm"/>
          <style:tab-stop style:position="22.092cm"/>
          <style:tab-stop style:position="24.989cm"/>
          <style:tab-stop style:position="27.8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fo:background-color="transparent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446cm" text:min-label-width="1.01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97cm" text:min-label-width="0.96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343cm" text:min-label-width="1.13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32cm"/>
          <style:tab-stop style:position="3.329cm"/>
          <style:tab-stop style:position="6.226cm"/>
          <style:tab-stop style:position="9.123cm"/>
          <style:tab-stop style:position="12.02cm"/>
          <style:tab-stop style:position="14.918cm"/>
          <style:tab-stop style:position="17.815cm"/>
          <style:tab-stop style:position="20.712cm"/>
          <style:tab-stop style:position="23.609cm"/>
          <style:tab-stop style:position="26.50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35cm"/>
          <style:tab-stop style:position="4.833cm"/>
          <style:tab-stop style:position="7.73cm"/>
          <style:tab-stop style:position="10.627cm"/>
          <style:tab-stop style:position="13.524cm"/>
          <style:tab-stop style:position="16.421cm"/>
          <style:tab-stop style:position="19.318cm"/>
          <style:tab-stop style:position="22.216cm"/>
          <style:tab-stop style:position="25.11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3cm"/>
          <style:tab-stop style:position="3.21cm"/>
          <style:tab-stop style:position="6.107cm"/>
          <style:tab-stop style:position="9.004cm"/>
          <style:tab-stop style:position="11.901cm"/>
          <style:tab-stop style:position="14.799cm"/>
          <style:tab-stop style:position="17.696cm"/>
          <style:tab-stop style:position="20.593cm"/>
          <style:tab-stop style:position="23.4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446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97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343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fo:background-color="transparent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45cm" fo:padding-bottom="0.145cm" fo:padding-left="0.145cm" fo:padding-right="0.14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50pt" fo:font-style="normal" fo:text-shadow="none" style:text-underline-style="none" fo:font-weight="normal" fo:background-color="transparent" style:font-name-asian="Arial" style:font-family-asian="Arial" style:font-pitch-asian="variable" style:font-size-asian="50pt" style:font-style-asian="normal" style:font-weight-asian="normal" style:font-name-complex="Arial" style:font-family-complex="Arial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top" fo:padding-top="0.145cm" fo:padding-bottom="0.145cm" fo:padding-left="0.145cm" fo:padding-right="0.14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 text:min-label-width="-0.635cm" text:min-label-distance="0.635cm"/>
            <style:text-properties style:font-name="Helvetica Neue" fo:color="#000000" fo:font-size="100%"/>
          </text:list-level-style-bullet>
          <text:list-level-style-bullet text:level="3" text:bullet-char="•">
            <style:list-level-properties text:space-before="1.27cm" text:min-label-width="-1.27cm" text:min-label-distance="1.27cm"/>
            <style:text-properties style:font-name="Helvetica Neue" fo:color="#000000" fo:font-size="100%"/>
          </text:list-level-style-bullet>
          <text:list-level-style-bullet text:level="4" text:bullet-char="•">
            <style:list-level-properties text:space-before="1.905cm" text:min-label-width="-1.905cm" text:min-label-distance="1.905cm"/>
            <style:text-properties style:font-name="Helvetica Neue" fo:color="#000000" fo:font-size="100%"/>
          </text:list-level-style-bullet>
          <text:list-level-style-bullet text:level="5" text:bullet-char="•">
            <style:list-level-properties text:space-before="2.54cm" text:min-label-width="-2.54cm" text:min-label-distance="2.54cm"/>
            <style:text-properties style:font-name="Helvetica Neue" fo:color="#000000" fo:font-size="100%"/>
          </text:list-level-style-bullet>
          <text:list-level-style-bullet text:level="6" text:bullet-char="•">
            <style:list-level-properties text:space-before="2.54cm" text:min-label-width="-2.54cm" text:min-label-distance="2.54cm"/>
            <style:text-properties style:font-name="Helvetica Neue" fo:color="#000000" fo:font-size="100%"/>
          </text:list-level-style-bullet>
          <text:list-level-style-bullet text:level="7" text:bullet-char="•">
            <style:list-level-properties text:space-before="2.54cm" text:min-label-width="-2.54cm" text:min-label-distance="2.54cm"/>
            <style:text-properties style:font-name="Helvetica Neue" fo:color="#000000" fo:font-size="100%"/>
          </text:list-level-style-bullet>
          <text:list-level-style-bullet text:level="8" text:bullet-char="•">
            <style:list-level-properties text:space-before="2.54cm" text:min-label-width="-2.54cm" text:min-label-distance="2.54cm"/>
            <style:text-properties style:font-name="Helvetica Neue" fo:color="#000000" fo:font-size="100%"/>
          </text:list-level-style-bullet>
          <text:list-level-style-bullet text:level="9" text:bullet-char="•">
            <style:list-level-properties text:space-before="2.54cm" text:min-label-width="-2.54cm" text:min-label-distance="2.54cm"/>
            <style:text-properties style:font-name="Helvetica Neue" fo:color="#000000" fo:font-size="100%"/>
          </text:list-level-style-bullet>
          <text:list-level-style-bullet text:level="10" text:bullet-char="•">
            <style:list-level-properties text:space-before="2.54cm" text:min-label-width="-2.54cm" text:min-label-distance="2.54cm"/>
            <style:text-properties style:font-name="Helvetica Neu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pitch="variable" fo:font-size="18pt" fo:font-style="normal" fo:text-shadow="none" style:text-underline-style="none" fo:font-weight="normal" style:letter-kerning="true" fo:background-color="transparent" style:font-name-asian="Helvetica Neue" style:font-family-asian="'Helvetica Neue'" style:font-pitch-asian="variable" style:font-size-asian="18pt" style:font-style-asian="normal" style:font-weight-asian="normal" style:font-name-complex="Helvetica Neue" style:font-family-complex="'Helvetica Neue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»">
            <style:list-level-properties text:min-label-width="1.084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446cm" text:min-label-width="1.01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97cm" text:min-label-width="0.96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343cm" text:min-label-width="1.13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12cm"/>
          <style:tab-stop style:position="4.709cm"/>
          <style:tab-stop style:position="7.606cm"/>
          <style:tab-stop style:position="10.503cm"/>
          <style:tab-stop style:position="13.401cm"/>
          <style:tab-stop style:position="16.298cm"/>
          <style:tab-stop style:position="19.195cm"/>
          <style:tab-stop style:position="22.092cm"/>
          <style:tab-stop style:position="24.989cm"/>
          <style:tab-stop style:position="27.8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446cm" text:min-label-width="1.01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97cm" text:min-label-width="0.96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343cm" text:min-label-width="1.13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32cm"/>
          <style:tab-stop style:position="3.329cm"/>
          <style:tab-stop style:position="6.226cm"/>
          <style:tab-stop style:position="9.123cm"/>
          <style:tab-stop style:position="12.02cm"/>
          <style:tab-stop style:position="14.918cm"/>
          <style:tab-stop style:position="17.815cm"/>
          <style:tab-stop style:position="20.712cm"/>
          <style:tab-stop style:position="23.609cm"/>
          <style:tab-stop style:position="26.50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35cm"/>
          <style:tab-stop style:position="4.833cm"/>
          <style:tab-stop style:position="7.73cm"/>
          <style:tab-stop style:position="10.627cm"/>
          <style:tab-stop style:position="13.524cm"/>
          <style:tab-stop style:position="16.421cm"/>
          <style:tab-stop style:position="19.318cm"/>
          <style:tab-stop style:position="22.216cm"/>
          <style:tab-stop style:position="25.11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3cm"/>
          <style:tab-stop style:position="3.21cm"/>
          <style:tab-stop style:position="6.107cm"/>
          <style:tab-stop style:position="9.004cm"/>
          <style:tab-stop style:position="11.901cm"/>
          <style:tab-stop style:position="14.799cm"/>
          <style:tab-stop style:position="17.696cm"/>
          <style:tab-stop style:position="20.593cm"/>
          <style:tab-stop style:position="23.4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446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97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343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50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50pt" style:font-style-asian="normal" style:font-weight-asian="normal" style:font-name-complex="Arial" style:font-family-complex="Arial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9.67cm" fo:page-height="20.99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auto-grow-width="true" fo:min-height="0.673cm" fo:min-width="3.863cm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0.905cm" fo:min-width="0cm" fo:wrap-option="no-wrap"/>
    </style:style>
    <style:style style:name="Mpr2" style:family="presentation" style:parent-style-name="Title1-backgroundobjects">
      <style:graphic-properties draw:stroke="none" draw:fill="none" draw:fill-color="#ffffff" draw:auto-grow-height="false" draw:auto-grow-width="false" fo:min-height="0.905cm" fo:min-width="0cm" fo:wrap-option="no-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paragraph-properties fo:margin-left="0cm" fo:margin-right="0cm" fo:text-align="end" fo:text-indent="0cm" style:line-break="strict"/>
    </style:style>
    <style:style style:name="MP8" style:family="paragraph">
      <loext:graphic-properties draw:fill="none" draw:fill-color="#ffffff"/>
      <style:paragraph-properties fo:margin-left="0cm" fo:margin-right="0cm" fo:text-align="end" fo:text-indent="0cm" style:line-break="strict" style:writing-mode="lr-tb" style:font-independent-line-spacing="true"/>
    </style:style>
    <style:style style:name="MT1" style:family="text">
      <style:text-properties fo:language="en" fo:country="US" style:language-asian="en" style:country-asian="US" style:language-complex="en" style:country-complex="US"/>
    </style:style>
    <style:style style:name="MT2" style:family="text">
      <style:text-properties fo:font-size="20pt" style:font-size-asian="20pt" style:font-size-complex="20pt"/>
    </style:style>
    <style:style style:name="MT3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5.676cm" svg:x="1cm" svg:y="2.574cm"/>
      <draw:page-thumbnail draw:layer="backgroundobjects" svg:width="8.024cm" svg:height="5.676cm" svg:x="1cm" svg:y="9.86cm"/>
      <draw:page-thumbnail draw:layer="backgroundobjects" svg:width="8.024cm" svg:height="5.676cm" svg:x="1cm" svg:y="17.146cm"/>
      <draw:page-thumbnail draw:layer="backgroundobjects" svg:width="8.024cm" svg:height="5.676cm" svg:x="10.025cm" svg:y="2.574cm"/>
      <draw:page-thumbnail draw:layer="backgroundobjects" svg:width="8.024cm" svg:height="5.676cm" svg:x="10.025cm" svg:y="9.86cm"/>
      <draw:page-thumbnail draw:layer="backgroundobjects" svg:width="8.024cm" svg:height="5.676cm" svg:x="10.025cm" svg:y="17.146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number&gt;</text:page-number>/<text:page-count>4</text:page-count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237cm" svg:height="3.502cm" svg:x="2.226cm" svg:y="1.865cm" presentation:class="title" presentation:placeholder="true">
        <draw:text-box/>
      </draw:frame>
      <draw:frame presentation:style-name="Default-outline1" draw:layer="backgroundobjects" svg:width="25.237cm" svg:height="12.607cm" svg:x="2.226cm" svg:y="6.067cm" presentation:class="outline" presentation:placeholder="true">
        <draw:text-box/>
      </draw:frame>
      <draw:frame presentation:style-name="Mpr1" draw:text-style-name="MP5" draw:layer="backgroundobjects" svg:width="0.957cm" svg:height="0.904cm" svg:x="26.506cm" svg:y="19.143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draw:frame draw:style-name="Mgr3" draw:text-style-name="MP5" draw:layer="backgroundobjects" svg:width="4.363cm" svg:height="1.098cm" svg:x="26.625cm" svg:y="19.143cm">
        <draw:text-box>
          <text:p><text:span text:style-name="MT2"><text:page-number>&lt;number&gt;</text:page-number></text:span></text:p>
        </draw:text-box>
      </draw:frame>
      <presentation:notes style:page-layout-name="PM0">
        <draw:rect draw:style-name="Mgr4" draw:text-style-name="MP6" draw:layer="backgroundobjects" svg:width="19.05cm" svg:height="25.4cm" svg:x="0cm" svg:y="0cm">
          <text:p/>
        </draw:rect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Mpr2" draw:text-style-name="MP8" draw:layer="backgroundobjects" svg:width="0.957cm" svg:height="0.904cm" svg:x="26.506cm" svg:y="19.143cm" presentation:class="page-number">
        <draw:text-box>
          <text:list text:style-name="ML2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6" draw:layer="backgroundobjects" svg:width="19.05cm" svg:height="25.4cm" svg:x="0cm" svg:y="0cm">
          <text:p/>
        </draw:rect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3.97cm" svg:height="11.43cm" svg:x="2.54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dc:creator>robert </dc:creator>
    <dc:date>2017-04-23T13:38:04.957823641</dc:date>
    <meta:editing-cycles>8</meta:editing-cycles>
    <meta:editing-duration>PT42M30S</meta:editing-duration>
    <meta:generator>LibreOffice/5.0.3.2$Linux_X86_64 LibreOffice_project/00m0$Build-2</meta:generator>
    <meta:document-statistic meta:object-count="39"/>
  </office:meta>
</office:document-meta>
</file>